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3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ListParagraph" style:list-style-name="LFO3" style:family="paragraph"/>
    <style:style style:name="P7" style:parent-style-name="ListParagraph" style:list-style-name="LFO4" style:family="paragraph"/>
    <style:style style:name="P8" style:parent-style-name="ListParagraph" style:list-style-name="LFO4" style:family="paragraph"/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ListParagraph" style:list-style-name="LFO3" style:family="paragraph"/>
    <style:style style:name="P11" style:parent-style-name="ListParagraph" style:list-style-name="LFO5" style:family="paragraph"/>
    <style:style style:name="P12" style:parent-style-name="ListParagraph" style:list-style-name="LFO5" style:family="paragraph"/>
  </office:automatic-styles>
  <office:body>
    <office:text text:use-soft-page-breaks="true">
      <text:list text:style-name="LFO3" text:continue-numbering="true">
        <text:list-item>
          <text:p text:style-name="P1">Maak het oude wireframe beter (1 uur):</text:p>
        </text:list-item>
      </text:list>
      <text:list text:style-name="LFO1" text:continue-numbering="true">
        <text:list-item>
          <text:p text:style-name="P2">Kijk naar het huidige wireframe.</text:p>
        </text:list-item>
        <text:list-item>
          <text:p text:style-name="P3">Bedenk wat beter kan en wat erbij moet.</text:p>
        </text:list-item>
        <text:list-item>
          <text:p text:style-name="P4">Pas het wireframe aan met nieuwe dingen zoals video's, tabellen en een formulier.</text:p>
        </text:list-item>
      </text:list>
      <text:p text:style-name="P5"/>
      <text:list text:style-name="LFO3" text:continue-numbering="true">
        <text:list-item>
          <text:p text:style-name="P6">Kies wat echt belangrijk is (40 minuten):</text:p>
        </text:list-item>
      </text:list>
      <text:list text:style-name="LFO4" text:continue-numbering="true">
        <text:list-item>
          <text:p text:style-name="P7">Maak een lijst van alles wat we willen toevoegen.</text:p>
        </text:list-item>
        <text:list-item>
          <text:p text:style-name="P8">Gebruik de MoSCoW-methode om te bepalen wat absoluut moet gebeuren, zoals het toevoegen van een MoSCoW-tabel, formulier en video.</text:p>
        </text:list-item>
      </text:list>
      <text:p text:style-name="P9"/>
      <text:list text:style-name="LFO3" text:continue-numbering="true">
        <text:list-item>
          <text:p text:style-name="P10">Voeg die leuke extra's toe (20 minuten):</text:p>
        </text:list-item>
      </text:list>
      <text:list text:style-name="LFO5" text:continue-numbering="true">
        <text:list-item>
          <text:p text:style-name="P11">Zoek een goede video.</text:p>
        </text:list-item>
        <text:list-item>
          <text:p text:style-name="P12">Voeg die video toe aan de site, maak een tabel en integreer het formulier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iden dorchain</meta:initial-creator>
    <dc:creator>jaiden dorchain</dc:creator>
    <meta:creation-date>2023-12-07T01:07:00Z</meta:creation-date>
    <dc:date>2023-12-07T01:09:00Z</dc:date>
    <meta:template xlink:href="Normal" xlink:type="simple"/>
    <meta:editing-cycles>1</meta:editing-cycles>
    <meta:editing-duration>PT120S</meta:editing-duration>
    <meta:document-statistic meta:page-count="1" meta:paragraph-count="1" meta:word-count="82" meta:character-count="555" meta:row-count="3" meta:non-whitespace-character-count="474"/>
  </office:meta>
</office:document-meta>
</file>